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8.048cm"/>
    </style:style>
    <style:style style:name="pr5" style:family="presentation" style:parent-style-name="lyt-cool-notes">
      <style:graphic-properties draw:fill-color="#ffffff" fo:min-height="11.1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start" text:enable-numbering="false" fo:text-indent="-0.9cm"/>
      <style:text-properties style:text-underline-style="none" fo:font-weight="normal"/>
    </style:style>
    <style:style style:name="P4" style:family="paragraph">
      <style:paragraph-properties fo:margin-left="1.2cm" fo:margin-right="0cm" fo:text-align="start" text:enable-numbering="true" fo:text-indent="-0.9cm"/>
      <style:text-properties style:text-underline-style="none" fo:font-weight="normal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1.2cm" fo:margin-right="0cm" fo:text-align="center" text:enable-numbering="true" fo:text-indent="-0.9cm"/>
      <style:text-properties style:text-underline-style="none" fo:font-weight="normal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text:enable-numbering="true" fo:text-indent="-0.9cm"/>
      <style:text-properties fo:font-size="26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text:enable-numbering="true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size="40pt"/>
    </style:style>
    <style:style style:name="T2" style:family="text">
      <style:text-properties style:text-underline-style="none" fo:font-weight="normal"/>
    </style:style>
    <style:style style:name="T3" style:family="text">
      <style:text-properties fo:font-size="26pt"/>
    </style:style>
    <style:style style:name="T4" style:family="text">
      <style:text-properties fo:font-size="26pt" fo:font-style="italic"/>
    </style:style>
    <style:style style:name="T5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" style:family="text">
      <style:text-properties fo:font-size="26pt" fo:font-style="normal"/>
    </style:style>
    <style:style style:name="T7" style:family="text">
      <style:text-properties fo:font-size="26pt" fo:font-style="italic" fo:font-weight="normal"/>
    </style:style>
    <style:style style:name="T8" style:family="text">
      <style:text-properties fo:font-family="StarSymbol" style:font-style-name="Regular" style:font-pitch="variable" style:font-charset="x-symbol" fo:font-size="26pt" fo:font-style="normal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9" style:family="text">
      <style:text-properties fo:font-family="Albany" style:font-family-generic="swiss" fo:font-size="26pt" fo:font-style="italic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0" style:family="text">
      <style:text-properties fo:font-family="Albany" style:font-family-generic="swiss" fo:font-size="26pt" fo:font-style="italic"/>
    </style:style>
    <style:style style:name="T11" style:family="text">
      <style:text-properties fo:font-size="26pt" fo:font-style="italic" fo:font-weight="bold"/>
    </style:style>
    <style:style style:name="T12" style:family="text">
      <style:text-properties fo:font-family="Albany" style:font-family-generic="swiss" fo:font-size="26pt" fo:font-style="italic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3" style:family="text">
      <style:text-properties fo:font-family="Albany" style:font-family-generic="swiss" fo:font-size="26pt" fo:font-style="italic"/>
    </style:style>
    <style:style style:name="T14" style:family="text">
      <style:text-properties fo:font-family="Albany" style:font-family-generic="swiss" fo:font-size="26pt" fo:font-style="normal"/>
    </style:style>
    <style:style style:name="T15" style:family="text">
      <style:text-properties fo:font-family="Albany" style:font-family-generic="swiss" fo:font-size="26pt" fo:font-style="italic" fo:font-weight="normal"/>
    </style:style>
    <style:style style:name="T16" style:family="text">
      <style:text-properties fo:font-size="18pt"/>
    </style:style>
    <style:style style:name="T17" style:family="text">
      <style:text-properties fo:font-size="28pt"/>
    </style:style>
    <style:style style:name="T18" style:family="text">
      <style:text-properties fo:font-size="28pt" fo:font-style="italic" fo:font-weight="bold"/>
    </style:style>
    <style:style style:name="T19" style:family="text">
      <style:text-properties style:text-position="sub 58%" fo:font-size="28pt" fo:font-style="italic" fo:font-weight="normal"/>
    </style:style>
    <style:style style:name="T20" style:family="text">
      <style:text-properties fo:font-size="28pt" fo:font-style="italic"/>
    </style:style>
    <style:style style:name="T21" style:family="text">
      <style:text-properties fo:font-family="StarSymbol" style:font-style-name="Regular" style:font-pitch="variable" style:font-charset="x-symbol" fo:font-size="28pt" fo:font-style="normal" style:font-family-asian="StarBats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2" style:family="text">
      <style:text-properties fo:font-size="28pt" fo:font-style="normal"/>
    </style:style>
    <style:style style:name="T23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4" style:family="text">
      <style:text-properties style:text-position="super 58%"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family="Albany" style:font-family-generic="swiss" fo:font-size="28pt" fo:font-style="italic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7" style:family="text">
      <style:text-properties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olving, Calibration, Correction</text:span></text:p>
          </draw:text-box>
        </draw:frame>
        <draw:frame presentation:style-name="pr2" draw:text-style-name="P6" draw:layer="layout" svg:width="23.912cm" svg:height="13.231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2">A handwaving introduction</text:span></text:p>
              </text:list-item>
            </text:list>
            <text:list text:style-name="L2">
              <text:list-item>
                <text:p text:style-name="P4"><text:span text:style-name="T2">Maaijke's demo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arms, Solvers, Funklets, etc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pplying calibration using the M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lvable Trees</text:p>
          </draw:text-box>
        </draw:frame>
        <draw:frame presentation:style-name="pr4" draw:text-style-name="P8" draw:layer="layout" svg:width="25.366cm" svg:height="8.048cm" svg:x="2.088cm" svg:y="5.588cm" presentation:class="outline" presentation:user-transformed="true">
          <draw:text-box>
            <text:list text:style-name="L2">
              <text:list-item>
                <text:p text:style-name="P8"><text:span text:style-name="T3">A tree evaluating </text:span><text:span text:style-name="T4">m(t,</text:span><text:span text:style-name="T5"></text:span><text:span text:style-name="T4">) </text:span><text:span text:style-name="T6">also depends on values of parameters up in the tree. We can write this as: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m</text:span><text:span text:style-name="T4">(t,</text:span><text:span text:style-name="T8"></text:span><text:span text:style-name="T9">;a,b,...</text:span><text:span text:style-name="T10">)</text:span></text:p>
              </text:list-item>
            </text:list>
            <text:list text:style-name="L2">
              <text:list-item>
                <text:p text:style-name="P8"><text:span text:style-name="T3">Imagine a “magic” constant node </text:span><text:span text:style-name="T11">a</text:span><text:span text:style-name="T6"> that returns not one, but two values: </text:span><text:span text:style-name="T4">a</text:span><text:span text:style-name="T6"> and </text:span><text:span text:style-name="T4">a+</text:span><text:span text:style-name="T5"></text:span><text:span text:style-name="T4">a</text:span><text:span text:style-name="T6">.</text:span></text:p>
              </text:list-item>
            </text:list>
            <text:list text:style-name="L2">
              <text:list-item>
                <text:p text:style-name="P8"><text:span text:style-name="T6">Its parent, </text:span><text:span text:style-name="T4">f</text:span><text:span text:style-name="T6">, then returns </text:span><text:span text:style-name="T4">f(a)</text:span><text:span text:style-name="T6"> and </text:span><text:span text:style-name="T4">f(a+</text:span><text:span text:style-name="T8"></text:span><text:span text:style-name="T4">a)...</text:span></text:p>
              </text:list-item>
            </text:list>
            <text:list text:style-name="L2">
              <text:list-item>
                <text:p text:style-name="P8"><text:span text:style-name="T6">...and at the bottom we get </text:span><text:span text:style-name="T7">m</text:span><text:span text:style-name="T4">(t,</text:span><text:span text:style-name="T8"></text:span><text:span text:style-name="T12">;a</text:span><text:span text:style-name="T13">)</text:span><text:span text:style-name="T14"> and </text:span><text:span text:style-name="T15">m</text:span><text:span text:style-name="T13">(t,</text:span><text:span text:style-name="T8"></text:span><text:span text:style-name="T12">;a+</text:span><text:span text:style-name="T8"></text:span><text:span text:style-name="T12">a</text:span><text:span text:style-name="T13">)</text:span></text:p>
              </text:list-item>
            </text:list>
          </draw:text-box>
        </draw:frame>
        <draw:frame draw:style-name="gr2" draw:text-style-name="P9" draw:layer="layout" svg:width="3.393cm" svg:height="1.235cm" svg:x="1.321cm" svg:y="0.401cm">
          <draw:text-box>
            <text:p text:style-name="P1"><text:span text:style-name="T16"><text:page-number>&lt;number&gt;</text:page-number></text:span></text:p>
          </draw:text-box>
        </draw:frame>
        <draw:frame draw:style-name="gr3" draw:layer="layout" svg:width="19.79cm" svg:height="8.326cm" svg:x="4.181cm" svg:y="13.40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" presentation:class="page"/>
          <draw:frame presentation:style-name="pr5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libration</text:p>
          </draw:text-box>
        </draw:frame>
        <draw:frame draw:style-name="gr2" draw:text-style-name="P9" draw:layer="layout" svg:width="2.089cm" svg:height="1.235cm" svg:x="1.973cm" svg:y="0.401cm">
          <draw:text-box>
            <text:p text:style-name="P9"><text:span text:style-name="T16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10"><text:span text:style-name="T17">If we have a model tree </text:span><text:span text:style-name="T18">M</text:span><text:span text:style-name="T19">pq</text:span><text:span text:style-name="T20">(t,</text:span><text:span text:style-name="T21"></text:span><text:span text:style-name="T20">),</text:span><text:span text:style-name="T22"> and Spigots that return data </text:span><text:span text:style-name="T18">D</text:span><text:span text:style-name="T19">pq</text:span><text:span text:style-name="T20">(t,</text:span><text:span text:style-name="T21"></text:span><text:span text:style-name="T20">)</text:span><text:span text:style-name="T22">, we can then form up a </text:span><text:span text:style-name="T23"></text:span><text:span text:style-name="T24">2</text:span><text:span text:style-name="T25"> sum and try to minimize it.</text:span></text:p>
              </text:list-item>
            </text:list>
            <text:list text:style-name="L2">
              <text:list-item>
                <text:p text:style-name="P10"><text:span text:style-name="T25">This corresponds to looking for a best fit of the model to the data.</text:span></text:p>
              </text:list-item>
            </text:list>
            <text:list text:style-name="L2">
              <text:list-item>
                <text:p text:style-name="P10"><text:span text:style-name="T25">We can thus solve for any (reasonable) subset of parameters of a measurement equation.</text:span></text:p>
              </text:list-item>
            </text:list>
            <text:list text:style-name="L2">
              <text:list-item>
                <text:p text:style-name="P10"><text:span text:style-name="T25">This is essentially calibratio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3" presentation:class="page"/>
          <draw:frame presentation:style-name="pr5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And Not Just Calibration</text:p>
          </draw:text-box>
        </draw:frame>
        <draw:frame draw:style-name="gr2" draw:text-style-name="P9" draw:layer="layout" svg:width="2.089cm" svg:height="1.235cm" svg:x="1.973cm" svg:y="0.401cm">
          <draw:text-box>
            <text:p text:style-name="P9"><text:span text:style-name="T16"><text:page-number>&lt;number&gt;</text:page-number></text:span></text:p>
          </draw:text-box>
        </draw:frame>
        <draw:frame presentation:style-name="pr2" draw:text-style-name="P11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10"><text:span text:style-name="T25">Floptix: controlling active optics via MeqTree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parameters are actuator posi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we manipulate actuators until a test pattern is properly represented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5">The </text:span><text:span text:style-name="T26">m()</text:span><text:span text:style-name="T25"> at the bottom of the tree can be some figure of merit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Minimizing or maximizing </text:span><text:span text:style-name="T26">m()</text:span><text:span text:style-name="T25"> is then some kind of optimiz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e.g. find optimal antenna positions?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5">Tony's FPA simulations probl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4" presentation:class="page"/>
          <draw:frame presentation:style-name="pr5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pplying Calibration</text:p>
          </draw:text-box>
        </draw:frame>
        <draw:frame presentation:style-name="pr4" draw:text-style-name="P8" draw:layer="layout" svg:width="25.366cm" svg:height="8.048cm" svg:x="1.906cm" svg:y="20.861cm" presentation:class="outline" presentation:placeholder="true" presentation:user-transformed="true">
          <draw:text-box/>
        </draw:frame>
        <draw:frame draw:style-name="gr2" draw:text-style-name="P9" draw:layer="layout" svg:width="2.089cm" svg:height="1.235cm" svg:x="1.973cm" svg:y="0.401cm">
          <draw:text-box>
            <text:p text:style-name="P9"><text:span text:style-name="T16"><text:page-number>&lt;number&gt;</text:page-number></text:span></text:p>
          </draw:text-box>
        </draw:frame>
        <draw:frame draw:style-name="gr3" draw:layer="layout" svg:width="26.478cm" svg:height="14.46cm" svg:x="1.454cm" svg:y="5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5" presentation:class="page"/>
          <draw:frame presentation:style-name="pr5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And Now In MeqTrees</text:p>
          </draw:text-box>
        </draw:frame>
        <draw:frame presentation:style-name="pr4" draw:text-style-name="P8" draw:layer="layout" svg:width="25.366cm" svg:height="8.048cm" svg:x="1.906cm" svg:y="6.497cm" presentation:class="outline" presentation:user-transformed="true">
          <draw:text-box>
            <text:list text:style-name="L2">
              <text:list-item>
                <text:p text:style-name="P13">The <text:span text:style-name="T27">MatrixInvert22</text:span> node inverts a 2x2 matrix.</text:p>
              </text:list-item>
            </text:list>
            <text:list text:style-name="L2">
              <text:list-item>
                <text:p text:style-name="P13">The <text:span text:style-name="T27">ReqSeq</text:span> node provides sequencing:</text:p>
              </text:list-item>
            </text:list>
            <text:list text:style-name="L2">
              <text:list-item>
                <text:list>
                  <text:list-item>
                    <text:p text:style-name="P12">first executes one child branch. This contains the <text:span text:style-name="T27">Solver</text:span>, which solves and updates the <text:span text:style-name="T27">Parms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then, it executes the second branch, which inverts the best-fit Jones terms and computes the residual visibilities.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973cm" svg:y="0.401cm">
          <draw:text-box>
            <text:p text:style-name="P9"><text:span text:style-name="T16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6" presentation:class="page"/>
          <draw:frame presentation:style-name="pr5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12T16:39:49</meta:creation-date>
    <dc:date>2006-10-22T21:55:24</dc:date>
    <meta:print-date>2006-10-16T11:51:25</meta:print-date>
    <dc:language>en-GB</dc:language>
    <meta:editing-cycles>24</meta:editing-cycles>
    <meta:editing-duration>P2DT22H0M30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</math:mo>
                        <math:mrow>
                          <math:mrow>
                            <math:mi>a</math:mi>
                            <math:mo math:stretchy="false"></math:mo>
                            <math:mo math:stretchy="false"></math:mo>
                          </math:mrow>
                          <math:mi>a</math:mi>
                        </math:mrow>
                        <math:mo math:stretchy="false"></math:mo>
                      </math:mrow>
                      <math:mo math:stretchy="false">−</math:mo>
                      <math:mi>m</math:mi>
                    </math:mrow>
                    <math:mrow>
                      <math:mo math:stretchy="false"></math:mo>
                      <math:mi>a</math:mi>
                      <math:mo math:stretchy="false"></math:mo>
                    </math:mrow>
                  </math:mrow>
                  <math:mrow>
                    <math:mo math:stretchy="false">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</math:mo>
                        <math:mrow>
                          <math:mrow>
                            <math:mi>b</math:mi>
                            <math:mo math:stretchy="false"></math:mo>
                            <math:mo math:stretchy="false"></math:mo>
                          </math:mrow>
                          <math:mi>b</math:mi>
                        </math:mrow>
                        <math:mo math:stretchy="false"></math:mo>
                      </math:mrow>
                      <math:mo math:stretchy="false">−</math:mo>
                      <math:mi>m</math:mi>
                    </math:mrow>
                    <math:mrow>
                      <math:mo math:stretchy="false"></math:mo>
                      <math:mi>b</math:mi>
                      <math:mo math:stretchy="false"></math:mo>
                    </math:mrow>
                  </math:mrow>
                  <math:mrow>
                    <math:mo math:stretchy="false">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Once we have solved for parameters of an ME, correcting </math:mtext>
            </math:mrow>
          </math:mstyle>
        </math:mrow>
      </math:mtr>
      <math:mtr>
        <math:mrow>
          <math:mstyle math:fontsize="24pt">
            <math:mrow>
              <math:mrow>
                <math:mtext>for uv-plane effects is easy: just invert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compute   </math:mtext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corr)</math:mtext>
                  </math:msubsup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obs)</math:mtext>
                </math:msubsup>
                <math:msup>
                  <math:mrow>
                    <math:mo math:stretchy="false">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</math:mo>
                  </math:mrow>
                  <math:mo math:stretchy="false">†</math:mo>
                </math:msup>
                <math:mn>.</math:mn>
              </math:mrow>
            </math:mrow>
          </math:mstyle>
        </math:mrow>
      </math:mtr>
      <math:mtr>
        <math:mstyle math:fontsize="20pt">
          <math:mrow>
            <math:mtext>(With multiple Jones matrices, just apply inverse terms in order.)</math:mtext>
          </math:mrow>
        </math:mstyle>
      </math:mtr>
      <math:mtr>
        <math:mrow>
          <math:mstyle math:fontsize="24pt">
            <math:mrow>
              <math:mtext>For image-plane effects this is not an option, as we saw before.</math:mtext>
            </math:mrow>
          </math:mstyle>
        </math:mrow>
      </math:mtr>
      <math:mtr>
        <math:mrow>
          <math:mstyle math:fontsize="24pt">
            <math:mrow>
              <math:mtext>We can only correct at a single point. In any case we should </math:mtext>
            </math:mrow>
          </math:mstyle>
        </math:mrow>
      </math:mtr>
      <math:mtr>
        <math:mrow>
          <math:mstyle math:fontsize="24pt">
            <math:mrow>
              <math:mtext>remove all the bright sources, by using the ME solutions to</math:mtext>
            </math:mrow>
          </math:mstyle>
        </math:mrow>
      </math:mtr>
      <math:mtr>
        <math:mrow>
          <math:mstyle math:fontsize="24pt">
            <math:mrow>
              <math:mrow>
                <math:mtext>predict their best-estimate visibilities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  <math:mn>.</math:mn>
              </math:mrow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res)</math:mtext>
                </math:msub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fenced math:open="" math:close=""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row>
                    <math:munder>
                      <math:mo math:stretchy="false">∑</math:mo>
                      <math:mi>s</math:mi>
                    </math:munder>
                    <math:msubsup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  <math:mrow>
                        <math:mo math:stretchy="false"></math:mo>
                        <math:mi>s</math:mi>
                        <math:mo math:stretchy="false"></math:mo>
                      </math:mrow>
                    </math:msubsup>
                  </math:mrow>
                </math:mrow>
              </math:mfenced>
              <math:msup>
                <math:mrow>
                  <math:mo math:stretchy="false"></math:mo>
                  <math:msubsup>
                    <math:mstyle math:fontweight="bold">
                      <math:mrow>
                        <math:mi>J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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4 { "Once we have solved for parameters of an ME, correcting " } newline
alignl size 24 { "for uv-plane effects is easy: just invert the " {bold G}_p"s," } newline
alignl size 24 { "and compute   " {bold V}^"(corr)"_pq = {bold G}_p^{-1}{bold V}^"(obs)"_pq ({bold G}_q^{-1})^%dagger . } newline
size 20 { "(With multiple Jones matrices, just apply inverse terms in order.)" } newline
alignl size 24 { "For image-plane effects this is not an option, as we saw before." } newline
alignl size 24 { "We can only correct at a single point. In any case we should " }
 newline
alignl size 24 { "remove all the bright sources, by using the ME solutions to" }
 newline
alignl size 24 { "predict their best-estimate visibilities " {bold V}^(s)_pq .}
 newline
size 24 { {bold V}^"(res)"_pq = {bold J}_p^{-1}left ( {bold V}^"(obs)"_pq - sum csub s {bold V}^(s)_pq right )({bold J}_q^{-1})^%dagger }</math:annotation>
  </math:semantics>
</math:math>
</file>